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FMono-Regular" svg:font-family="SFMono-Regular, Consolas, 'Liberation Mono', Menlo, monospace"/>
    <style:font-face style:name="SimSun" svg:font-family="SimSun" style:font-family-generic="system" style:font-pitch="variable"/>
    <style:font-face style:name="Times New Roman" svg:font-family="'Times New Roman'" style:font-family-generic="roman" style:font-pitch="variable"/>
    <style:font-face style:name="inter-regular" svg:font-family="inter-regular, system-ui, apple-system, BlinkMacSystemFont, 'Segoe UI', Roboto, 'Helvetica Neue', Helvetica, Arial, sans-serif"/>
    <style:font-face style:name="times new roman" svg:font-family="'times new roman'"/>
  </office:font-face-decls>
  <office:automatic-styles>
    <style:style style:name="Table1" style:family="table">
      <style:table-properties style:width="17cm" table:align="left"/>
    </style:style>
    <style:style style:name="Table1.A" style:family="table-column">
      <style:table-column-properties style:column-width="0.873cm"/>
    </style:style>
    <style:style style:name="Table1.B" style:family="table-column">
      <style:table-column-properties style:column-width="6.858cm"/>
    </style:style>
    <style:style style:name="Table1.C" style:family="table-column">
      <style:table-column-properties style:column-width="9.269cm"/>
    </style:style>
    <style:style style:name="Table1.1" style:family="table-row">
      <style:table-row-properties fo:background-color="#eff1eb">
        <style:background-image/>
      </style:table-row-properties>
    </style:style>
    <style:style style:name="Table1.A1" style:family="table-cell">
      <style:table-cell-properties style:vertical-align="middle" fo:background-color="#c7ccbe" fo:padding="0cm" fo:border="none">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padding="0.212cm" fo:border="0.05pt solid #c7ccbe"/>
    </style:style>
    <style:style style:name="Table1.B2" style:family="table-cell">
      <style:table-cell-properties style:vertical-align="middle" fo:padding="0.212cm" fo:border="0.05pt solid #c7ccbe"/>
    </style:style>
    <style:style style:name="Table1.C2" style:family="table-cell">
      <style:table-cell-properties style:vertical-align="middle" fo:padding="0.212cm" fo:border="0.05pt solid #c7ccbe"/>
    </style:style>
    <style:style style:name="Table1.A3" style:family="table-cell">
      <style:table-cell-properties style:vertical-align="middle" fo:padding="0.212cm" fo:border="0.05pt solid #c7ccbe"/>
    </style:style>
    <style:style style:name="Table1.B3" style:family="table-cell">
      <style:table-cell-properties style:vertical-align="middle" fo:padding="0.212cm" fo:border="0.05pt solid #c7ccbe"/>
    </style:style>
    <style:style style:name="Table1.C3" style:family="table-cell">
      <style:table-cell-properties style:vertical-align="middle" fo:padding="0.212cm" fo:border="0.05pt solid #c7ccbe"/>
    </style:style>
    <style:style style:name="Table1.A4" style:family="table-cell">
      <style:table-cell-properties style:vertical-align="middle" fo:padding="0.212cm" fo:border="0.05pt solid #c7ccbe"/>
    </style:style>
    <style:style style:name="Table1.B4" style:family="table-cell">
      <style:table-cell-properties style:vertical-align="middle" fo:padding="0.212cm" fo:border="0.05pt solid #c7ccbe"/>
    </style:style>
    <style:style style:name="Table1.C4" style:family="table-cell">
      <style:table-cell-properties style:vertical-align="middle" fo:padding="0.212cm" fo:border="0.05pt solid #c7ccbe"/>
    </style:style>
    <style:style style:name="Table1.A5" style:family="table-cell">
      <style:table-cell-properties style:vertical-align="middle" fo:padding="0.212cm" fo:border="0.05pt solid #c7ccbe"/>
    </style:style>
    <style:style style:name="Table1.B5" style:family="table-cell">
      <style:table-cell-properties style:vertical-align="middle" fo:padding="0.212cm" fo:border="0.05pt solid #c7ccbe"/>
    </style:style>
    <style:style style:name="Table1.C5" style:family="table-cell">
      <style:table-cell-properties style:vertical-align="middle" fo:padding="0.212cm" fo:border="0.05pt solid #c7ccbe"/>
    </style:style>
    <style:style style:name="Table1.A6" style:family="table-cell">
      <style:table-cell-properties style:vertical-align="middle" fo:padding="0.212cm" fo:border="0.05pt solid #c7ccbe"/>
    </style:style>
    <style:style style:name="Table1.B6" style:family="table-cell">
      <style:table-cell-properties style:vertical-align="middle" fo:padding="0.212cm" fo:border="0.05pt solid #c7ccbe"/>
    </style:style>
    <style:style style:name="Table1.C6" style:family="table-cell">
      <style:table-cell-properties style:vertical-align="middle" fo:padding="0.212cm" fo:border="0.05pt solid #c7ccbe"/>
    </style:style>
    <style:style style:name="Table1.A7" style:family="table-cell">
      <style:table-cell-properties style:vertical-align="middle" fo:padding="0.212cm" fo:border="0.05pt solid #c7ccbe"/>
    </style:style>
    <style:style style:name="Table1.B7" style:family="table-cell">
      <style:table-cell-properties style:vertical-align="middle" fo:padding="0.212cm" fo:border="0.05pt solid #c7ccbe"/>
    </style:style>
    <style:style style:name="Table1.C7" style:family="table-cell">
      <style:table-cell-properties style:vertical-align="middle" fo:padding="0.212cm" fo:border="0.05pt solid #c7ccbe"/>
    </style:style>
    <style:style style:name="P1" style:family="paragraph" style:parent-style-name="Text_20_body">
      <style:text-properties fo:color="#000000" loext:opacity="100%" style:font-name="Consolas" fo:font-size="10pt" fo:font-weight="bold" fo:background-color="#ffffff" style:font-weight-asian="bold" style:font-weight-complex="bold"/>
    </style:style>
    <style:style style:name="P2" style:family="paragraph" style:parent-style-name="Text_20_body">
      <style:paragraph-properties fo:padding="0cm" fo:border="none"/>
      <style:text-properties fo:color="#000000" loext:opacity="100%" style:font-name="Consolas" fo:font-size="10pt" fo:background-color="#ffffff"/>
    </style:style>
    <style:style style:name="P3" style:family="paragraph" style:parent-style-name="Text_20_body">
      <style:text-properties fo:color="#646464" loext:opacity="100%" style:font-name="Consolas" fo:font-size="10pt" fo:font-weight="bold" fo:background-color="#ffffff" style:font-weight-asian="bold" style:font-weight-complex="bold"/>
    </style:style>
    <style:style style:name="P4" style:family="paragraph" style:parent-style-name="Text_20_body">
      <style:paragraph-properties fo:padding="0cm" fo:border="none"/>
      <style:text-properties fo:color="#646464" loext:opacity="100%" style:font-name="Consolas" fo:font-size="10pt" fo:background-color="#ffffff"/>
    </style:style>
    <style:style style:name="P5" style:family="paragraph" style:parent-style-name="Text_20_body">
      <style:paragraph-properties fo:padding="0cm" fo:border="none"/>
      <style:text-properties fo:color="#3f7f5f" loext:opacity="100%" style:font-name="Consolas" fo:font-size="10pt" fo:background-color="#ffffff"/>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style:border-line-width-bottom="0.002cm 0.035cm 0.002cm" fo:padding="0.074cm" fo:border-left="none" fo:border-right="none" fo:border-top="none" fo:border-bottom="1.11pt double #000000" style:join-border="false"/>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style:border-line-width-bottom="0.002cm 0.035cm 0.002cm" fo:padding="0.074cm" fo:border-left="none" fo:border-right="none" fo:border-top="none" fo:border-bottom="1.11pt double #000000" style:join-border="false"/>
      <style:text-properties fo:font-weight="normal" style:font-weight-asian="normal" style:font-weight-complex="normal"/>
    </style:style>
    <style:style style:name="P10" style:family="paragraph" style:parent-style-name="Standard" style:list-style-name="L1">
      <style:text-properties fo:font-weight="bold" style:font-weight-asian="bold" style:font-weight-complex="bold"/>
    </style:style>
    <style:style style:name="P11" style:family="paragraph" style:parent-style-name="Standard">
      <style:paragraph-properties style:border-line-width-bottom="0.002cm 0.035cm 0.002cm" fo:padding="0.074cm" fo:border-left="none" fo:border-right="none" fo:border-top="none" fo:border-bottom="1.11pt double #000000" style:join-border="false"/>
      <style:text-properties fo:font-weight="bold" style:font-weight-asian="bold" style:font-weight-complex="bold"/>
    </style:style>
    <style:style style:name="P12" style:family="paragraph" style:parent-style-name="Standard" style:list-style-name="L1">
      <style:text-properties fo:font-weight="normal" style:font-weight-asian="normal" style:font-weight-complex="normal"/>
    </style:style>
    <style:style style:name="P13" style:family="paragraph" style:parent-style-name="Standard" style:list-style-name="L2">
      <style:text-properties fo:font-weight="normal" style:font-weight-asian="normal" style:font-weight-complex="normal"/>
    </style:style>
    <style:style style:name="P14" style:family="paragraph" style:parent-style-name="Table_20_Contents">
      <style:paragraph-properties fo:line-height="170%" fo:text-align="justify" style:justify-single-word="false"/>
      <style:text-properties fo:color="#333333" loext:opacity="100%" style:font-name="inter-regular" fo:font-size="12pt"/>
    </style:style>
    <style:style style:name="P15" style:family="paragraph" style:parent-style-name="Table_20_Contents">
      <style:paragraph-properties fo:margin-left="0cm" fo:margin-right="0cm" fo:line-height="170%" fo:text-align="justify" style:justify-single-word="false" fo:text-indent="0cm" style:auto-text-indent="false"/>
      <style:text-properties fo:color="#333333" loext:opacity="100%" style:font-name="inter-regular" fo:font-size="12pt"/>
    </style:style>
    <style:style style:name="P16" style:family="paragraph" style:parent-style-name="Table_20_Heading">
      <style:paragraph-properties fo:text-align="start" style:justify-single-word="false"/>
      <style:text-properties fo:color="#000000" loext:opacity="100%" style:font-name="times new roman" fo:font-size="12.75pt"/>
    </style:style>
    <style:style style:name="P17" style:family="paragraph" style:parent-style-name="Table_20_Heading">
      <style:paragraph-properties fo:margin-left="0cm" fo:margin-right="0cm" fo:text-align="start" style:justify-single-word="false" fo:text-indent="0cm" style:auto-text-indent="false"/>
      <style:text-properties fo:color="#000000" loext:opacity="100%" style:font-name="times new roman" fo:font-size="12.75pt"/>
    </style:style>
    <style:style style:name="T1" style:family="text">
      <style:text-properties fo:font-weight="normal" style:font-weight-asian="normal" style:font-weight-complex="normal"/>
    </style:style>
    <style:style style:name="T2" style:family="text">
      <style:text-properties fo:font-variant="normal" fo:text-transform="none" style:font-name="SFMono-Regular" fo:font-size="10.5pt" fo:letter-spacing="normal" fo:font-style="normal"/>
    </style:style>
    <style:style style:name="T3" style:family="text">
      <style:text-properties fo:font-variant="normal" fo:text-transform="none" fo:color="#24292e" loext:opacity="100%" style:font-name="SFMono-Regular" fo:font-size="10.5pt" fo:letter-spacing="normal" fo:font-style="normal"/>
    </style:style>
    <style:style style:name="T4" style:family="text">
      <style:text-properties fo:font-variant="normal" fo:text-transform="none" fo:color="#24292e" loext:opacity="100%" fo:letter-spacing="normal"/>
    </style:style>
    <style:style style:name="T5" style:family="text">
      <style:text-properties fo:color="#7f0055" loext:opacity="100%" fo:font-weight="bold"/>
    </style:style>
    <style:style style:name="T6" style:family="text">
      <style:text-properties fo:color="#7f0055" loext:opacity="100%" style:font-weight-asian="normal" style:font-weight-complex="normal"/>
    </style:style>
    <style:style style:name="T7" style:family="text">
      <style:text-properties fo:color="#0000c0" loext:opacity="100%"/>
    </style:style>
    <style:style style:name="T8" style:family="text">
      <style:text-properties fo:color="#2a00ff" loext:opacity="100%"/>
    </style:style>
    <style:style style:name="T9" style:family="text">
      <style:text-properties fo:color="#6a3e3e"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QL Databases:</text:p>
      <text:p text:style-name="P8">Spring Framework provides extensive support for working with SQL databases, from direct JDBC access using JdbcTemplate to ORM technologies like Hibernate. It also provides us Repository methods and can also derive query using conventions by just method names of the Repository interface.</text:p>
      <text:list xml:id="list41809395" text:style-name="L1">
        <text:list-item>
          <text:p text:style-name="P10">Configure DataSource: </text:p>
          <text:p text:style-name="P12">DataSource provides standard methods to work with database connection. It takes URL and credentials to establish a connection.</text:p>
          <text:p text:style-name="P10"/>
          <text:p text:style-name="P10">3 Ways of configuring data sources:</text:p>
        </text:list-item>
      </text:list>
      <text:list xml:id="list4101140692" text:style-name="L2">
        <text:list-item>
          <text:p text:style-name="P13">Embedded Database Support: In-memory, Non-persistent.Ex: H2, HSQL, Derby, No need to configure anything, just ass dependencies and you are ready to use.</text:p>
        </text:list-item>
        <text:list-item>
          <text:p text:style-name="P13">Using DataSource: </text:p>
          <text:p text:style-name="P13"><text:span text:style-name="T2">spring.datasource.url</text:span><text:span text:style-name="T3">=</text:span><text:span text:style-name="T2">jdbc:mysql://localhost/test</text:span><text:span text:style-name="T4"> </text:span><text:span text:style-name="T2">spring.datasource.username</text:span><text:span text:style-name="T3">=</text:span><text:span text:style-name="T2">dbuser</text:span><text:span text:style-name="T4"> </text:span></text:p>
          <text:p text:style-name="P13"><text:span text:style-name="T2">spring.datasource.password</text:span><text:span text:style-name="T3">=</text:span><text:span text:style-name="T2">dbpass</text:span> </text:p>
        </text:list-item>
        <text:list-item>
          <text:p text:style-name="P13">Connection Pools: Connecting to a database and disconnecting and then connecting again is a heavy operation, so a small cache is created to reuse the connections from the connection pool. This is independent of our application. Ex; HikariCP, <text:s/>Tomcat pooling using DataSource etc.</text:p>
        </text:list-item>
      </text:list>
      <text:p text:style-name="P8"/>
      <text:p text:style-name="P6">JdbcTemplate:</text:p>
      <text:p text:style-name="P8"/>
      <text:p text:style-name="P1"><text:span text:style-name="T6">public</text:span><text:span text:style-name="T1"> </text:span><text:span text:style-name="T6">class</text:span><text:span text:style-name="T1"> Book {</text:span></text:p>
      <text:p text:style-name="P2"><text:span text:style-name="T5"><text:tab/>private</text:span> Long <text:span text:style-name="T7">id</text:span>;</text:p>
      <text:p text:style-name="P2"><text:span text:style-name="T5"><text:tab/>private</text:span> String <text:span text:style-name="T7">name</text:span>;</text:p>
      <text:p text:style-name="P2"><text:span text:style-name="T5"><text:tab/>private</text:span> BigDecimal <text:span text:style-name="T7">price</text:span>;</text:p>
      <text:p text:style-name="P8"><text:s/><text:tab/>// getter, setters, parameterized constructor</text:p>
      <text:p text:style-name="P8">}</text:p>
      <text:p text:style-name="P9"/>
      <text:p text:style-name="P8"/>
      <text:p text:style-name="P8"/>
      <text:p text:style-name="P3">@Repository</text:p>
      <text:p text:style-name="P2"><text:span text:style-name="T5">public</text:span> <text:span text:style-name="T5">class</text:span> JdbcBookRepository <text:span text:style-name="T5">implements</text:span> BookRepository {</text:p>
      <text:p text:style-name="P5">// Spring Boot will create and configure DataSource and JdbcTemplate</text:p>
      <text:p text:style-name="P5">// To use it, just @Autowired</text:p>
      <text:p text:style-name="P4">@Autowired</text:p>
      <text:p text:style-name="P2"><text:span text:style-name="T5">private</text:span> JdbcTemplate <text:span text:style-name="T7">jdbcTemplate</text:span>;</text:p>
      <text:p text:style-name="P4">@Override</text:p>
      <text:p text:style-name="P2"><text:span text:style-name="T5">public</text:span> <text:span text:style-name="T5">int</text:span> count() {</text:p>
      <text:p text:style-name="P2"><text:span text:style-name="T5">return</text:span> <text:span text:style-name="T7">jdbcTemplate</text:span></text:p>
      <text:p text:style-name="P2">.queryForObject(<text:span text:style-name="T8">"select count(*) from books"</text:span>, Integer.<text:span text:style-name="T5">class</text:span>);</text:p>
      <text:p text:style-name="P2">}</text:p>
      <text:p text:style-name="P4">@Override</text:p>
      <text:p text:style-name="P2"><text:span text:style-name="T5">public</text:span> <text:span text:style-name="T5">int</text:span> save(Book <text:span text:style-name="T9">book</text:span>) {</text:p>
      <text:p text:style-name="P2"><text:span text:style-name="T5">return</text:span> <text:span text:style-name="T7">jdbcTemplate</text:span>.update(</text:p>
      <text:p text:style-name="P2"><text:span text:style-name="T8">"insert into books (name, price) values(?,?)"</text:span>,</text:p>
      <text:p text:style-name="P2"><text:soft-page-break/><text:span text:style-name="T9">book</text:span>.getName(), <text:span text:style-name="T9">book</text:span>.getPrice());</text:p>
      <text:p text:style-name="P2">}</text:p>
      <text:p text:style-name="P4">@Override</text:p>
      <text:p text:style-name="P2"><text:span text:style-name="T5">public</text:span> <text:span text:style-name="T5">int</text:span> update(Book <text:span text:style-name="T9">book</text:span>) {</text:p>
      <text:p text:style-name="P2"><text:span text:style-name="T5">return</text:span> <text:span text:style-name="T7">jdbcTemplate</text:span>.update(</text:p>
      <text:p text:style-name="P2"><text:span text:style-name="T8">"update books set price = ? where id = ?"</text:span>,</text:p>
      <text:p text:style-name="P2"><text:span text:style-name="T9">book</text:span>.getPrice(), <text:span text:style-name="T9">book</text:span>.getId());</text:p>
      <text:p text:style-name="P2">}</text:p>
      <text:p text:style-name="P4">@Override</text:p>
      <text:p text:style-name="P2"><text:span text:style-name="T5">public</text:span> <text:span text:style-name="T5">int</text:span> deleteById(Long <text:span text:style-name="T9">id</text:span>) {</text:p>
      <text:p text:style-name="P2"><text:span text:style-name="T5">return</text:span> <text:span text:style-name="T7">jdbcTemplate</text:span>.update(</text:p>
      <text:p text:style-name="P2"><text:span text:style-name="T8">"delete books where id = ?"</text:span>,</text:p>
      <text:p text:style-name="P2"><text:span text:style-name="T9">id</text:span>);</text:p>
      <text:p text:style-name="P2">}</text:p>
      <text:p text:style-name="P4">@Override</text:p>
      <text:p text:style-name="P2"><text:span text:style-name="T5">public</text:span> List&lt;Book&gt; findAll() {</text:p>
      <text:p text:style-name="P2"><text:span text:style-name="T5">return</text:span> <text:span text:style-name="T7">jdbcTemplate</text:span>.query(</text:p>
      <text:p text:style-name="P2"><text:span text:style-name="T8">"select * from books"</text:span>, (<text:span text:style-name="T9">rs</text:span>, <text:span text:style-name="T9">rowNum</text:span>) -&gt;</text:p>
      <text:p text:style-name="P2"><text:span text:style-name="T5">new</text:span> Book(</text:p>
      <text:p text:style-name="P2"><text:span text:style-name="T9">rs</text:span>.getLong(<text:span text:style-name="T8">"id"</text:span>),</text:p>
      <text:p text:style-name="P2"><text:span text:style-name="T9">rs</text:span>.getString(<text:span text:style-name="T8">"name"</text:span>),</text:p>
      <text:p text:style-name="P2"><text:span text:style-name="T9">rs</text:span>.getBigDecimal(<text:span text:style-name="T8">"price"</text:span>)</text:p>
      <text:p text:style-name="P2">)</text:p>
      <text:p text:style-name="P2">);</text:p>
      <text:p text:style-name="P2">}</text:p>
      <text:p text:style-name="P7">}</text:p>
      <text:p text:style-name="P7"/>
      <text:p text:style-name="P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No.</text:p>
          </table:table-cell>
          <table:table-cell table:style-name="Table1.A1" office:value-type="string">
            <text:p text:style-name="P16">Method</text:p>
          </table:table-cell>
          <table:table-cell table:style-name="Table1.A1" office:value-type="string">
            <text:p text:style-name="P17">Description</text:p>
          </table:table-cell>
        </table:table-row>
        <table:table-row table:style-name="Table1.2">
          <table:table-cell table:style-name="Table1.A2" office:value-type="string">
            <text:p text:style-name="P15">1)</text:p>
          </table:table-cell>
          <table:table-cell table:style-name="Table1.B2" office:value-type="string">
            <text:p text:style-name="P15">public int update(String query)</text:p>
          </table:table-cell>
          <table:table-cell table:style-name="Table1.C2" office:value-type="string">
            <text:p text:style-name="P15">is used to insert, update and delete records.</text:p>
          </table:table-cell>
        </table:table-row>
        <table:table-row table:style-name="Table1.1">
          <table:table-cell table:style-name="Table1.A3" office:value-type="string">
            <text:p text:style-name="P15">2)</text:p>
          </table:table-cell>
          <table:table-cell table:style-name="Table1.B3" office:value-type="string">
            <text:p text:style-name="P15">public int update(String query,Object... args)</text:p>
          </table:table-cell>
          <table:table-cell table:style-name="Table1.C3" office:value-type="string">
            <text:p text:style-name="P15">is used to insert, update and delete records using PreparedStatement using given arguments.</text:p>
          </table:table-cell>
        </table:table-row>
        <table:table-row table:style-name="Table1.2">
          <table:table-cell table:style-name="Table1.A4" office:value-type="string">
            <text:p text:style-name="P15">3)</text:p>
          </table:table-cell>
          <table:table-cell table:style-name="Table1.B4" office:value-type="string">
            <text:p text:style-name="P15">public void execute(String query)</text:p>
          </table:table-cell>
          <table:table-cell table:style-name="Table1.C4" office:value-type="string">
            <text:p text:style-name="P15">is used to execute DDL query.</text:p>
          </table:table-cell>
        </table:table-row>
        <table:table-row table:style-name="Table1.1">
          <table:table-cell table:style-name="Table1.A5" office:value-type="string">
            <text:p text:style-name="P15">4)</text:p>
          </table:table-cell>
          <table:table-cell table:style-name="Table1.B5" office:value-type="string">
            <text:p text:style-name="P15">public T execute(String sql, <text:soft-page-break/>PreparedStatementCallback action)</text:p>
          </table:table-cell>
          <table:table-cell table:style-name="Table1.C5" office:value-type="string">
            <text:p text:style-name="P15">executes the query by using <text:soft-page-break/>PreparedStatement callback.</text:p>
          </table:table-cell>
        </table:table-row>
        <table:table-row table:style-name="Table1.2">
          <table:table-cell table:style-name="Table1.A6" office:value-type="string">
            <text:p text:style-name="P15">5)</text:p>
          </table:table-cell>
          <table:table-cell table:style-name="Table1.B6" office:value-type="string">
            <text:p text:style-name="P15">public T query(String sql, ResultSetExtractor rse)</text:p>
          </table:table-cell>
          <table:table-cell table:style-name="Table1.C6" office:value-type="string">
            <text:p text:style-name="P15">is used to fetch records using ResultSetExtractor.</text:p>
          </table:table-cell>
        </table:table-row>
        <table:table-row table:style-name="Table1.1">
          <table:table-cell table:style-name="Table1.A7" office:value-type="string">
            <text:p text:style-name="P15">6)</text:p>
          </table:table-cell>
          <table:table-cell table:style-name="Table1.B7" office:value-type="string">
            <text:p text:style-name="P15">public List query(String sql, RowMapper rse)</text:p>
          </table:table-cell>
          <table:table-cell table:style-name="Table1.C7" office:value-type="string">
            <text:p text:style-name="P14">is used to fetch records using RowMapper.</text:p>
          </table:table-cell>
        </table:table-row>
      </table:table>
      <text:p text:style-name="P7"/>
      <text:p text:style-name="P6"/>
      <text:p text:style-name="P6"/>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FMono-Regular" svg:font-family="SFMono-Regular, Consolas, 'Liberation Mono', Menlo, monospace"/>
    <style:font-face style:name="SimSun" svg:font-family="SimSun" style:font-family-generic="system" style:font-pitch="variable"/>
    <style:font-face style:name="Times New Roman" svg:font-family="'Times New Roman'" style:font-family-generic="roman" style:font-pitch="variable"/>
    <style:font-face style:name="inter-regular" svg:font-family="inter-regular, system-ui, apple-system, BlinkMacSystemFont, 'Segoe UI', Roboto, 'Helvetica Neue', Helvetica, Arial, sans-serif"/>
    <style:font-face style:name="times new roman" svg:font-family="'times new roman'"/>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IN"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IN"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23:36:46.04</meta:creation-date>
    <dc:date>2023-11-09T13:36:35.515399842</dc:date>
    <meta:editing-duration>PT1H31M51S</meta:editing-duration>
    <meta:editing-cycles>16</meta:editing-cycles>
    <meta:generator>LibreOffice/7.3.7.2$Linux_X86_64 LibreOffice_project/30$Build-2</meta:generator>
    <meta:document-statistic meta:table-count="1" meta:image-count="0" meta:object-count="0" meta:page-count="3" meta:paragraph-count="80" meta:word-count="372" meta:character-count="2699" meta:non-whitespace-character-count="2403"/>
  </office:meta>
</office:document-meta>
</file>